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lut ! Comme je ne sais pas quel critère va dans quelle colonne, je te mets les différentes idées à la suite, je te mets les liens <text:s/>également pour que tu aies des idées, je joins <text:s/>2/3 photos et un lien vers un tournage<text:line-break/><text:line-break/>==&gt; <text:s/>qui s'adapte aux différents supports ( PC/tablettes/téléphone)</text:p>
      <text:p text:style-name="Standard">==&gt; rapidité de chargement des photos</text:p>
      <text:p text:style-name="Standard">==&gt; simplicité d'utilisation/ peu d'onglets ( accueil, galerie ( 2 sous parties photos et vidéos), bio, contact)<text:line-break/>==&gt; simplicité d utilisation pour moi( pour faire les MAJ, ajouts ou retraits de photos, vidéo...)<text:line-break/>==&gt; disposition attractive des photos (comme un effet patchwork, voir lien ci dessous)<text:line-break/><text:a xlink:type="simple" xlink:href="http://www.kakie.biz/#portfolio" text:style-name="Internet_20_link" text:visited-style-name="Visited_20_Internet_20_Link">http://www.kakie.biz/#portfolio</text:a><text:line-break/>==&gt; arrière plan noir</text:p>
      <text:p text:style-name="Standard">==&gt; pas de commentaire possible</text:p>
      <text:p text:style-name="Standard">==&gt; disposition interne des photos : du plus récent au plus ancien<text:line-break/>==&gt; afficher toutes les photos avec un effet patchwork, plus la possibilité de cliquer dessus pour agrandir, et possibilité de faire les photos en cliquant dessus.<text:line-break/>Faut il en prévoir pour le changement d'onglet ? Si oui, un effet de glissement pourrait etre sympa, voir le lien ci dessous . juste pour l effet de transition, un seul effet pour le site ou 2 ?<text:line-break/>premier lien : pour l'effet clic sur la photo<text:line-break/><text:a xlink:type="simple" xlink:href="https://odilejimenez.book.fr/galeries/editos-cover/927320" text:style-name="Internet_20_link" text:visited-style-name="Visited_20_Internet_20_Link">https://odilejimenez.book.fr/galeries/editos-cover/927320</text:a><text:line-break/>second lien : pour l'effet glisser (est il possible de faire un mix de ces 2 effets?)<text:line-break/><text:a xlink:type="simple" xlink:href="http://www.kakie.biz/beauty/serie0.html" text:style-name="Internet_20_link" text:visited-style-name="Visited_20_Internet_20_Link">http://www.kakie.biz/beauty/serie0.html</text:a></text:p>
      <text:p text:style-name="Standard"/>
      <text:p text:style-name="Standard">est ce qu'il te faut d autres infos ?<text:line-break/></text:p>
      <text:p text:style-name="Standard">Typographie :</text:p>
      <text:p text:style-name="Standard"><text:a xlink:type="simple" xlink:href="https://fonts.google.com/specimen/Poiret+One" text:style-name="Internet_20_link" text:visited-style-name="Visited_20_Internet_20_Link">https://fonts.google.com/specimen/Poiret+One</text:a></text:p>
      <text:p text:style-name="Standard"/>
      <text:p text:style-name="Standard">bon, maintenant parlons du budget... le mien est tout petit, donc tout se qui « pourrait faire grimper la note » est à limiter tant que ce n'est pas LE truc qui fait la différence.<text:line-break/>on reste sur un esprit simple, épuré.<text:line-break/></text:p>
      <text:p text:style-name="Standard"/>
      <text:p text:style-name="Standard">LEGENDE image 1/img024<text:line-break/><text:line-break/>1==&gt; je ne sais pas quelle taille est la bonne pour un titre, que Mathilde soit en très gros, make up artist en gros et le reste en moyen. Centré. <text:line-break/></text:p>
      <text:p text:style-name="Standard">2==&gt; centré la totalité des onglets, « accueil » est écrit en gros car c'est l'onglet sur lequel on est. Si on change d'onglet « accueil » reprend la taille des autres, et l écriture de l'autre onglet grossie.<text:line-break/><text:line-break/>3==&gt; l'arrière plan est noir, les écritures blanches</text:p>
      <text:p text:style-name="Standard"/>
      <text:p text:style-name="Standard">4==&gt; <text:s/>le contenu des différents onglets s'affiche à partir de cette limite, les différents onglets restent visibles tout le temps.<text:line-break/><text:line-break/>5==&gt; cf feuilles suivantes en fonction des onglets. Pas de photos sur la page d'accueil.<text:lin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LEGENDE 2/ img025<text:line-break/></text:p>
      <text:p text:style-name="Standard">1</text:p>
      <text:p text:style-name="Standard"><text:line-break/>Là on est sur l'onglet photo, qui est en gras.<text:line-break/><text:line-break/>En dessous apparaîssent 2 nouveaux onglets. Shootings photo apparaît en gras et pas vidéo, c'est la « page d'accueil » de Galerie, il y a 3 onglets.<text:line-break/>Les 3 onglets apparaisent sur la page d'accueil, il faut cliquer dessus pour que les photos s'affichent. Faire le patchwork de photos sur cette page ( cela permet de supprimer un onglet « all » )</text:p>
      <text:p text:style-name="Standard"/>
      <text:p text:style-name="Standard">2</text:p>
      <text:p text:style-name="Standard"/>
      <text:p text:style-name="Standard">Là on est sur l'onglet Vidéo, il est en gras<text:line-break/><text:line-break/>mettre la liste des différents liens, en précisant si j'étais assistante ou maquilleuse sur les projets.<text:line-break/>Est-il possible de mettre les liens avec des miniatures ?<text:line-break/><text:line-break/>LEGENDE 3/ img026</text:p>
      <text:p text:style-name="Standard"/>
      <text:p text:style-name="Standard">3</text:p>
      <text:p text:style-name="Standard"/>
      <text:p text:style-name="Standard">Là on est sur l'onglet Bio( le terme exact de l'onglet est à définir car je ne sais toujours pas quel est le terme le plus accrocheur, j'y réfléchis!)</text:p>
      <text:p text:style-name="Standard">Je vais me faire tirer le portrait pour faire une photo de présentation. Je travaille également sur ma présentation ( je pense faire une partie écrite pour raconter mon parcours, puis lister quelques dates clés)</text:p>
      <text:p text:style-name="Standard"/>
      <text:p text:style-name="Standard">4</text:p>
      <text:p text:style-name="Standard"/>
      <text:p text:style-name="Standard">Le dernier onglet, contact. Il est en gras<text:line-break/>centrer les différents moyens de contacts : téléphone, mail, réseaux sociaux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0T15:23:41.81</meta:creation-date>
    <dc:date>2017-11-13T11:47:14.68</dc:date>
    <meta:editing-duration>PT52M43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2" meta:paragraph-count="22" meta:word-count="590" meta:character-count="3459"/>
  </office:meta>
</office:document-meta>
</file>